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 style:data-style-name="N0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text-underline-style="solid" style:text-underline-width="auto" style:text-underline-color="font-color" style:language-asian="zh" style:country-asian="TW" style:font-name-complex="Arial"/>
    </style:style>
    <style:style style:name="T6" style:family="text">
      <style:text-properties style:font-name="Arial" fo:language="en" fo:country="US" style:language-asian="zh" style:country-asian="TW" style:font-name-complex="Arial"/>
    </style:style>
    <style:style style:name="T7" style:family="text">
      <style:text-properties style:font-name="Arial" fo:language="en" fo:country="US" style:text-underline-style="none" style:language-asian="zh" style:country-asian="TW" style:font-name-complex="Arial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language="ru" fo:country="RU" style:language-asian="zh" style:country-asian="TW" style:font-name-complex="Arial"/>
    </style:style>
    <style:style style:name="T11" style:family="text">
      <style:text-properties style:font-name="Arial" fo:language="ru" fo:country="RU" style:font-name-complex="Arial"/>
    </style:style>
    <style:style style:name="T12" style:family="text">
      <style:text-properties style:font-name="Arial" fo:language="ru" fo:country="RU" style:text-underline-style="solid" style:text-underline-width="auto" style:text-underline-color="font-color" style:language-asian="zh" style:country-asian="TW" style:font-name-complex="Arial"/>
    </style:style>
    <style:style style:name="T13" style:family="text">
      <style:text-properties style:font-name="Arial" fo:language="ru" fo:country="RU" style:text-underline-style="none" style:language-asian="zh" style:country-asian="TW" style:font-name-complex="Arial"/>
    </style:style>
    <style:style style:name="T14" style:family="text">
      <style:text-properties style:font-name="Arial" fo:font-size="12pt" fo:language="ru" fo:country="RU" style:text-underline-style="solid" style:text-underline-width="auto" style:text-underline-color="font-color" style:font-size-asian="12pt" style:language-asian="zh" style:country-asian="TW" style:font-name-complex="Arial"/>
    </style:style>
    <style:style style:name="T15" style:family="text">
      <style:text-properties fo:language="en" fo:country="US" style:font-name-complex="Arial"/>
    </style:style>
    <style:style style:name="T16" style:family="text">
      <style:text-properties style:text-position="super 58%" style:font-name="Arial" fo:language="en" fo:country="US" style:language-asian="zh" style:country-asian="TW" style:font-name-complex="Arial"/>
    </style:style>
    <style:style style:name="T17" style:family="text">
      <style:text-properties style:text-position="sub 58%" style:font-name="Arial" fo:font-size="10pt" style:font-size-asian="10pt" style:font-name-complex="Arial" style:font-size-complex="10pt"/>
    </style:style>
    <style:style style:name="T18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language-asian="zh" style:country-asian="TW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6"><text:span text:style-name="T1">Date of calibration: </text:span><text:span text:style-name="T4">24.01.2019</text:span></text:p>
      <text:p text:style-name="P8"/>
      <text:p text:style-name="P15"><text:span text:style-name="T1">Type: </text:span><text:span text:style-name="T2">BDKG-02 detection unit</text:span></text:p>
      <text:p text:style-name="P7"/>
      <text:p text:style-name="P15"><text:span text:style-name="T1">S/N: </text:span><text:span text:style-name="T3">458.004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2"><text:span text:style-name="T6">The instrument is calibrated on AT-130 standard dosimetry facility, No. 015, error ±4% (Certificate of Compliance No.</text:span><text:span text:style-name="T10"> </text:span><text:span text:style-name="T13">210-142</text:span><text:span text:style-name="T7">7</text:span><text:span text:style-name="T13">/18</text:span><text:span text:style-name="T7"> </text:span><text:span text:style-name="T6">as of 23.10.2018 </text:span><text:span text:style-name="T1">issued by FGUP "D.I.Mendeleyev VNIIM", St. Petersburg, Russia); the instrument is calibrated on AT-110 standard dosimetry facility, No.013, error ±5% (Certificate of Compliance No.210-1426/18 as of </text:span><text:span text:style-name="T10">2</text:span><text:span text:style-name="T6">2</text:span><text:span text:style-name="T10">.10.201</text:span><text:span text:style-name="T6">8</text:span><text:span text:style-name="T10"> </text:span><text:span text:style-name="T11">issued</text:span><text:span text:style-name="T1"> by FGUP "D.I.Mendeleyev VNIIM", St.Petersburg, Russia) </text:span><text:span text:style-name="T6">and standard gamma radiation </text:span><text:span text:style-name="T16">137</text:span><text:span text:style-name="T6">Cs source of OSGI type with 88,72 kBq activity, s/n 521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72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7.0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4"><text:span text:style-name="T15">71.0 µSv/h</text:span>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9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6.9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68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69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7.0 Sv/h</text:p>
          </table:table-cell>
        </table:table-row>
      </table:table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8">Н</text:span><text:span text:style-name="T17">с</text:span><text:span text:style-name="T18"> </text:span><text:span text:style-name="T9">calibration value, </text:span></text:p>
            <text:p text:style-name="P2">nSv/h</text:p>
          </table:table-cell>
          <table:table-cell table:style-name="Таблица2.C1" office:value-type="string">
            <text:p text:style-name="P20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58.004</text:p>
          </table:table-cell>
          <table:table-cell table:style-name="Таблица2.B2" office:value-type="float" office:value="9006">
            <text:p text:style-name="P13">9006</text:p>
          </table:table-cell>
          <table:table-cell table:style-name="Таблица2.C2" office:value-type="float" office:value="88.72">
            <text:p text:style-name="P23"><text:span text:style-name="T19">88,72</text:span></text:p>
          </table:table-cell>
        </table:table-row>
      </table:table>
      <text:p text:style-name="P17"/>
      <text:p text:style-name="P17"/>
      <text:p text:style-name="P17"/>
      <text:p text:style-name="P18">Calibrated by:<text:tab/>V. Pisarenko<text:tab/>_____________</text:p>
      <text:p text:style-name="P19">(Signature)</text:p>
      <text:p text:style-name="P19"/>
      <text:p text:style-name="P18">Technical control:<text:tab/>N. Kurbatova<text:tab/>_____________</text:p>
      <text:p text:style-name="P19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9-01-24T14:57:32.33</dc:date>
    <meta:print-date>2019-01-24T14:56:01.95</meta:print-date>
    <meta:editing-cycles>45</meta:editing-cycles>
    <meta:editing-duration>PT8H31M47S</meta:editing-duration>
    <meta:generator>OpenOffice/4.1.4$Win32 OpenOffice.org_project/414m5$Build-9788</meta:generator>
    <meta:document-statistic meta:table-count="2" meta:image-count="1" meta:object-count="2" meta:page-count="1" meta:paragraph-count="47" meta:word-count="175" meta:character-count="1190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